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cd08f"/>
    </style:style>
    <style:style style:name="T1" style:family="text">
      <style:text-properties style:font-name="Consolas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Z E I T F O R M E N</text:span></text:span></text:p>
      <text:p text:style-name="Standard"><text:span text:style-name="Default_20_Paragraph_20_Font"><text:span text:style-name="T1">das Präsens <text:s text:c="3"/>- about present &amp; future <text:s text:c="36"/>ich lerne</text:span></text:span></text:p>
      <text:p text:style-name="Standard"><text:span text:style-name="Default_20_Paragraph_20_Font"><text:span text:style-name="T1">das Präteritum - stories &amp; reports, mostly when writing <text:s text:c="20"/>ich lernte</text:span></text:span></text:p>
      <text:p text:style-name="Standard"><text:span text:style-name="Default_20_Paragraph_20_Font"><text:span text:style-name="T1">das Futur I <text:s text:c="3"/>- to express intention or suppostion <text:s text:c="24"/>ich werde lernen</text:span></text:span></text:p>
      <text:p text:style-name="Standard"><text:span text:style-name="Default_20_Paragraph_20_Font"><text:span text:style-name="T1">das Perfekt <text:s text:c="3"/>- focuses on the result of sth that took place in the past <text:s text:c="2"/>ich habe gelernt</text:span></text:span></text:p>
      <text:p text:style-name="Standard"><text:span text:style-name="Default_20_Paragraph_20_Font"><text:span text:style-name="T1">das Plusquamperfekt - sth that happened before another action in the past <text:s text:c="2"/>ich hatte gelernt</text:span></text:span></text:p>
      <text:p text:style-name="Standard"><text:span text:style-name="Default_20_Paragraph_20_Font"><text:span text:style-name="T1">das Futur II <text:s text:c="2"/>- an assumption that by the time of speaking, <text:s text:c="15"/>ich werde gelernt haben</text:span></text:span></text:p>
      <text:p text:style-name="Standard"><text:span text:style-name="Default_20_Paragraph_20_Font"><text:span text:style-name="T1"><text:s text:c="19"/>or atlater point, an action will have been completed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V E R B E N, die den AKK mögen:</text:span></text:span></text:p>
      <text:p text:style-name="Standard"><text:span text:style-name="Default_20_Paragraph_20_Font"><text:span text:style-name="T1">anrufen, aufräumen, bestellen, besuchen, bitten, brauchen, einladen, essen, finden, fragen, haben, heiraten, hören, kaufen, kennen, kochen, lesen, lieben, machen, malen, mögen, nehmen, öffnen, schhneiden, schließen, sehen, suchen, treffen, trinken, vergessen, verlieren, verpassen, verstehen, wiederholen, wollen, zahl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V E R B E N, die den DAT mögen:</text:span></text:span></text:p>
      <text:p text:style-name="Standard"><text:span text:style-name="Default_20_Paragraph_20_Font"><text:span text:style-name="T1">antworten, begegnen, danken, dienen, fehlen, folgen, gefallen, gehören, gelingen, glauben, gratulieren, gut tun, helfen, leid tun, misslingen, nützen, passen, passieren, schaden, schmecken, vertrauen, verzeihen, zuhören, zuschauen, zuseh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V E R B</text:span></text:span></text:p>
      <text:p text:style-name="Standard"><text:span text:style-name="Default_20_Paragraph_20_Font"><text:span text:style-name="T1">trennbar <text:s text:c="3"/>ab/fahren, an/sehen, auf/räumen, aus/ziehen, bei/stehen, dar/stellen, ein/kaufen, fest/stellen</text:span></text:span></text:p>
      <text:p text:style-name="Standard"><text:span text:style-name="Default_20_Paragraph_20_Font"><text:span text:style-name="T1"><text:s text:c="12"/>fort/setzen, her/kommen, herum/stehen, hin/fallen, los/fahren, mit/nehmen, nach/denken,</text:span></text:span></text:p>
      <text:p text:style-name="Standard"><text:span text:style-name="Default_20_Paragraph_20_Font"><text:span text:style-name="T1"><text:s text:c="12"/>rein/kommen, vor/stellen, vorbei/kommen, weg/laufen, weiter/gehen, zu/hören</text:span></text:span></text:p>
      <text:p text:style-name="Standard"><text:span text:style-name="Default_20_Paragraph_20_Font"><text:span text:style-name="T1">untrennbar <text:s/>beginnen, entscheiden, erzählen, gefallen, missfallen, verstehen, zerreißen</text:span></text:span></text:p>
      <text:p text:style-name="Standard"><text:span text:style-name="Default_20_Paragraph_20_Font"><text:span text:style-name="T1">(_) <text:s text:c="8"/>be <text:s text:c="7"/>ent <text:s text:c="9"/>er <text:s text:c="7"/>ge <text:s text:c="7"/>miss <text:s text:c="7"/>ver <text:s text:c="7"/>zer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P R O N O M E N <text:s text:c="6"/>TODO -- color X for Possessivartikel in M F N PL &amp; the same for ADJ below</text:span></text:span></text:p>
      <text:p text:style-name="Standard"><text:span text:style-name="Default_20_Paragraph_20_Font"><text:span text:style-name="T1"><text:s text:c="28"/>they all follow changed artikels: - der\das, -e die, -en den, -em dem, -er der</text:span></text:span></text:p>
      <text:p text:style-name="Standard"><text:span text:style-name="Default_20_Paragraph_20_Font"><text:span text:style-name="T1"><text:s text:c="6"/>M <text:s text:c="2"/>F <text:s text:c="2"/>N <text:s text:c="3"/>PL</text:span></text:span></text:p>
      <text:p text:style-name="Standard"><text:span text:style-name="Default_20_Paragraph_20_Font"><text:span text:style-name="T1">---------------------------------------------------------------------------------------------</text:span></text:span></text:p>
      <text:p text:style-name="Standard"><text:span text:style-name="Default_20_Paragraph_20_Font"><text:span text:style-name="T1">NOM| der die das <text:s/>die | ich <text:s text:c="3"/>du <text:s text:c="6"/>er <text:s text:c="4"/>sie <text:s text:c="2"/>es <text:s text:c="6"/>wir <text:s text:c="2"/>ihr <text:s/>sie <text:s text:c="2"/>Sie <text:s text:c="2"/>| wer</text:span></text:span></text:p>
      <text:p text:style-name="Standard"><text:span text:style-name="Default_20_Paragraph_20_Font"><text:span text:style-name="T1">AKK| den die das <text:s/>die | mich <text:s text:c="2"/>dich <text:s text:c="4"/>ihn <text:s text:c="3"/>sie <text:s text:c="2"/>es <text:s text:c="6"/>uns <text:s text:c="2"/>euch sie <text:s text:c="2"/>Sie <text:s text:c="2"/>| wen</text:span></text:span></text:p>
      <text:p text:style-name="Standard"><text:span text:style-name="Default_20_Paragraph_20_Font"><text:span text:style-name="T1">DAT| dem der dem <text:s/>den | mir <text:s text:c="3"/>dir <text:s text:c="5"/>ihm <text:s text:c="3"/>ihr <text:s text:c="2"/>ihm <text:s text:c="5"/>uns <text:s text:c="2"/>euch ihnen Ihnen | wem</text:span></text:span></text:p>
      <text:p text:style-name="Standard"><text:span text:style-name="Default_20_Paragraph_20_Font"><text:span text:style-name="T1">GEN| des der des <text:s/>der | meiner deiner <text:s text:c="2"/>seiner ihrer seiner <text:s text:c="2"/>unser euer ihrer Ihrer | wessen</text:span></text:span></text:p>
      <text:p text:style-name="Standard"><text:span text:style-name="Default_20_Paragraph_20_Font"><text:span text:style-name="T1">---------------------------------------------------------------------------------------------</text:span></text:span></text:p>
      <text:p text:style-name="Standard"><text:span text:style-name="Default_20_Paragraph_20_Font"><text:span text:style-name="T1"><text:s text:c="3"/>| <text:s text:c="2"/>(reflexive) <text:s text:c="3"/>| mich <text:s text:c="2"/>dich <text:s text:c="4"/>sich <text:s text:c="2"/>sich <text:s/>sich <text:s text:c="4"/>uns <text:s text:c="2"/>euch sich <text:s/>sich <text:s/>|</text:span></text:span></text:p>
      <text:p text:style-name="Standard"><text:span text:style-name="Default_20_Paragraph_20_Font"><text:span text:style-name="T1">------------------------------------------------------------------- sich (höflich) ----------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A D J E K T I V D E K L I N A T I O 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12"/>M A S K U L I N <text:s text:c="6"/>F E M I N I N <text:s text:c="9"/>N E U T E R <text:s text:c="11"/>P L U R A L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NOMINATIV</text:span></text:span></text:p>
      <text:p text:style-name="Standard"><text:span text:style-name="Default_20_Paragraph_20_Font"><text:span text:style-name="T1"><text:s text:c="11"/>der <text:s text:c="2"/>große <text:s/>Hund <text:s text:c="4"/>die <text:s text:c="2"/>große <text:s/>Katze <text:s text:c="4"/>das <text:s text:c="2"/>große <text:s/>Zebra <text:s text:c="4"/>die <text:s text:c="2"/>großen Tiere</text:span></text:span></text:p>
      <text:p text:style-name="Standard"><text:span text:style-name="Default_20_Paragraph_20_Font"><text:span text:style-name="T1"><text:s text:c="11"/>ein <text:s text:c="2"/>großer Hund <text:s text:c="4"/>eine <text:s/>große <text:s/>Katze <text:s text:c="4"/>ein <text:s text:c="2"/>großes Zebra <text:s text:c="4"/></text:span></text:span></text:p>
      <text:p text:style-name="Standard"><text:span text:style-name="Default_20_Paragraph_20_Font"><text:span text:style-name="T1"><text:s text:c="17"/>großer Hund <text:s text:c="10"/>große <text:s/>Katze <text:s text:c="10"/>großes Zebra <text:s text:c="10"/>große <text:s/>Tier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AKKUSATIV</text:span></text:span></text:p>
      <text:p text:style-name="Standard"><text:span text:style-name="Default_20_Paragraph_20_Font"><text:span text:style-name="T1"><text:s text:c="11"/>den <text:s text:c="2"/>großen Hund <text:s text:c="4"/>die <text:s text:c="2"/>große <text:s/>Katze <text:s text:c="4"/>das <text:s text:c="2"/>große <text:s/>Zebra <text:s text:c="4"/>die <text:s text:c="2"/>großen Tiere</text:span></text:span></text:p>
      <text:p text:style-name="Standard"><text:span text:style-name="Default_20_Paragraph_20_Font"><text:span text:style-name="T1"><text:s text:c="11"/>einen großen Hund <text:s text:c="4"/>eine <text:s/>große <text:s/>Katze <text:s text:c="4"/>ein <text:s text:c="2"/>großes Zebra <text:s text:c="6"/></text:span></text:span></text:p>
      <text:p text:style-name="Standard"><text:span text:style-name="Default_20_Paragraph_20_Font"><text:span text:style-name="T1"><text:s text:c="17"/>großen Hund <text:s text:c="10"/>große <text:s/>Katze <text:s text:c="10"/>großes Zebra <text:s text:c="10"/>große <text:s/>Tier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DATIV</text:span></text:span></text:p>
      <text:p text:style-name="Standard"><text:span text:style-name="Default_20_Paragraph_20_Font"><text:span text:style-name="T1"><text:s text:c="11"/>dem <text:s text:c="2"/>großen Hund <text:s text:c="4"/>der <text:s text:c="2"/>großen Katze <text:s text:c="4"/>dem <text:s text:c="2"/>großen Zebra <text:s text:c="4"/>den <text:s text:c="2"/>großen Tieren</text:span></text:span></text:p>
      <text:p text:style-name="Standard"><text:span text:style-name="Default_20_Paragraph_20_Font"><text:span text:style-name="T1"><text:s text:c="11"/>einem großen Hund <text:s text:c="4"/>einer großen Katze <text:s text:c="4"/>einem großen Zebra <text:s text:c="6"/></text:span></text:span></text:p>
      <text:p text:style-name="Standard"><text:span text:style-name="Default_20_Paragraph_20_Font"><text:span text:style-name="T1"><text:s text:c="17"/>großem Hund <text:s text:c="10"/>großer Katze <text:s text:c="10"/>großem Zebra <text:s text:c="10"/>großen Tieren</text:span></text:span></text:p>
      <text:p text:style-name="Standard"><text:span text:style-name="Default_20_Paragraph_20_Font"><text:span text:style-name="T1"><text:s text:c="78"/>(denen)</text:span></text:span></text:p>
      <text:p text:style-name="Standard"><text:span text:style-name="Default_20_Paragraph_20_Font"><text:span text:style-name="T1">GENITIV</text:span></text:span></text:p>
      <text:p text:style-name="Standard"><text:span text:style-name="Default_20_Paragraph_20_Font"><text:span text:style-name="T1"><text:s text:c="11"/>des <text:s text:c="2"/>großen Hundes <text:s text:c="2"/>der <text:s text:c="2"/>großen Katze <text:s text:c="4"/>des <text:s text:c="2"/>großen Zebras <text:s text:c="3"/>der <text:s text:c="2"/>großen Tiere</text:span></text:span></text:p>
      <text:p text:style-name="Standard"><text:span text:style-name="Default_20_Paragraph_20_Font"><text:span text:style-name="T1"><text:s text:c="11"/>eines großen Hundes <text:s text:c="2"/>einer großen Katze <text:s text:c="4"/>eines großen Zebras <text:s text:c="5"/></text:span></text:span></text:p>
      <text:p text:style-name="Standard"><text:span text:style-name="Default_20_Paragraph_20_Font"><text:span text:style-name="T1"><text:s text:c="17"/>großen Hundes <text:s text:c="8"/>großer Katze <text:s text:c="10"/>großen Zebras <text:s text:c="9"/>großer Tiere</text:span></text:span></text:p>
      <text:p text:style-name="Standard"><text:span text:style-name="Default_20_Paragraph_20_Font"><text:span text:style-name="T1"><text:s text:c="10"/>(dessen) <text:s text:c="13"/>(deren) <text:s text:c="15"/>(dessen) <text:s text:c="14"/>(deren)</text:span></text:span></text:p>
      <text:p text:style-name="Standard"><text:soft-page-break/><text:span text:style-name="Default_20_Paragraph_20_Font"><text:span text:style-name="T1">A R T I K E L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bestimmter Artikel <text:s text:c="5"/>der, <text:s text:c="10"/>das, <text:s text:c="10"/>die; <text:s text:c="9"/>die</text:span></text:span></text:p>
      <text:p text:style-name="Standard"><text:span text:style-name="Default_20_Paragraph_20_Font"><text:span text:style-name="T1">unbestimmter Artikel <text:s text:c="3"/>ein, <text:s text:c="10"/>ein, <text:s text:c="10"/>eine</text:span></text:span></text:p>
      <text:p text:style-name="Standard"><text:span text:style-name="Default_20_Paragraph_20_Font"><text:span text:style-name="T1">Demonstrativartikel <text:s text:c="4"/>dieser, <text:s text:c="7"/>dieses, <text:s text:c="7"/>diese; <text:s text:c="7"/>diese</text:span></text:span></text:p>
      <text:p text:style-name="Standard"><text:span text:style-name="Default_20_Paragraph_20_Font"><text:span text:style-name="T1"><text:s text:c="24"/>jener, <text:s text:c="8"/>jenes, <text:s text:c="8"/>jene; <text:s text:c="8"/>jene</text:span></text:span></text:p>
      <text:p text:style-name="Standard"><text:span text:style-name="Default_20_Paragraph_20_Font"><text:span text:style-name="T1"><text:s text:c="24"/>derjenige, <text:s text:c="4"/>diejenige, <text:s text:c="4"/>dasjenige; <text:s text:c="3"/>diejenigen</text:span></text:span></text:p>
      <text:p text:style-name="Standard"><text:span text:style-name="Default_20_Paragraph_20_Font"><text:span text:style-name="T1"><text:s text:c="24"/>derselbe, <text:s text:c="5"/>dieselbe, <text:s text:c="5"/>dasselbe; <text:s text:c="4"/>dieselben</text:span></text:span></text:p>
      <text:p text:style-name="Standard"><text:span text:style-name="Default_20_Paragraph_20_Font"><text:span text:style-name="T1"><text:s text:c="24"/>/ dergleichen, derlei, derartig, dieserart, so geartet</text:span></text:span></text:p>
      <text:p text:style-name="Standard"><text:span text:style-name="Default_20_Paragraph_20_Font"><text:span text:style-name="T1">Possessivartikel <text:s text:c="7"/>/ mein, dein, sein, sein, ihr; unser, eurer, ihr</text:span></text:span></text:p>
      <text:p text:style-name="Standard"><text:span text:style-name="Default_20_Paragraph_20_Font"><text:span text:style-name="T1"><text:s text:c="24"/>/ dessen, deren</text:span></text:span></text:p>
      <text:p text:style-name="Standard"><text:span text:style-name="Default_20_Paragraph_20_Font"><text:span text:style-name="T1">Interrogativartikel <text:s text:c="4"/>welcher, <text:s text:c="6"/>welches, <text:s text:c="6"/>welche; <text:s text:c="6"/>welcher</text:span></text:span></text:p>
      <text:p text:style-name="Standard"><text:span text:style-name="Default_20_Paragraph_20_Font"><text:span text:style-name="T1"><text:s text:c="24"/>/ wessen</text:span></text:span></text:p>
      <text:p text:style-name="Standard"><text:span text:style-name="Default_20_Paragraph_20_Font"><text:span text:style-name="T1">Indefinitartikel <text:s text:c="7"/>aller, <text:s text:c="8"/>alles, <text:s text:c="8"/>alle; <text:s text:c="8"/>alle</text:span></text:span></text:p>
      <text:p text:style-name="Standard"><text:span text:style-name="Default_20_Paragraph_20_Font"><text:span text:style-name="T1"><text:s text:c="24"/>einiger, <text:s text:c="6"/>einiges, <text:s text:c="6"/>einige; <text:s text:c="6"/>einige</text:span></text:span></text:p>
      <text:p text:style-name="Standard"><text:span text:style-name="Default_20_Paragraph_20_Font"><text:span text:style-name="T1"><text:s text:c="24"/>etlicher, <text:s text:c="5"/>etliches, <text:s text:c="5"/>etliche; <text:s text:c="5"/>etliche</text:span></text:span></text:p>
      <text:p text:style-name="Standard"><text:span text:style-name="Default_20_Paragraph_20_Font"><text:span text:style-name="T1"><text:s text:c="24"/>irgendwelcher, irgendwelches, irgendwelche; irgendwelche</text:span></text:span></text:p>
      <text:p text:style-name="Standard"><text:span text:style-name="Default_20_Paragraph_20_Font"><text:span text:style-name="T1"><text:s text:c="24"/>jeder, <text:s text:c="8"/>jedes, <text:s text:c="8"/>jede; <text:s text:c="8"/>jede</text:span></text:span></text:p>
      <text:p text:style-name="Standard"><text:span text:style-name="Default_20_Paragraph_20_Font"><text:span text:style-name="T1"><text:s text:c="24"/>jedweder, <text:s text:c="5"/>jedwedes, <text:s text:c="5"/>jedwede; <text:s text:c="5"/>jedwede</text:span></text:span></text:p>
      <text:p text:style-name="Standard"><text:span text:style-name="Default_20_Paragraph_20_Font"><text:span text:style-name="T1"><text:s text:c="24"/>kein, <text:s text:c="9"/>kein, <text:s text:c="9"/>keine; <text:s text:c="7"/>keine</text:span></text:span></text:p>
      <text:p text:style-name="Standard"><text:span text:style-name="Default_20_Paragraph_20_Font"><text:span text:style-name="T1"><text:s text:c="24"/>mancher, <text:s text:c="6"/>manches, <text:s text:c="6"/>manche; <text:s text:c="6"/>manche</text:span></text:span></text:p>
      <text:p text:style-name="Standard"><text:span text:style-name="Default_20_Paragraph_20_Font"><text:span text:style-name="T1"><text:s text:c="24"/>/ mehrer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i) Die Pronomen sind nur dann Artikelwörter, wenn sie ein Nomen begleiten. </text:span></text:span></text:p>
      <text:p text:style-name="Standard"><text:span text:style-name="Default_20_Paragraph_20_Font"><text:span text:style-name="T1"><text:s text:c="4"/>Wenn sie alleine stehen, sind sie "reine" Pronomen. 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i) Dekliniert wie bestimmte:</text:span></text:span></text:p>
      <text:p text:style-name="Standard"><text:span text:style-name="Default_20_Paragraph_20_Font"><text:span text:style-name="T1"><text:s text:c="4"/>- Possessivpronomen im Plural (meine)</text:span></text:span></text:p>
      <text:p text:style-name="Standard"><text:span text:style-name="Default_20_Paragraph_20_Font"><text:span text:style-name="T1"><text:s text:c="4"/>- negativ unbestimmter Artikel im Plural</text:span></text:span></text:p>
      <text:p text:style-name="Standard"><text:span text:style-name="Default_20_Paragraph_20_Font"><text:span text:style-name="T1"><text:s text:c="4"/>- d-Artikelwörter (dieser, derselbe, derjenige)</text:span></text:span></text:p>
      <text:p text:style-name="Standard"><text:span text:style-name="Default_20_Paragraph_20_Font"><text:span text:style-name="T1"><text:s text:c="4"/>- j-Artikelwörter (jener, jeder, jedlicher)</text:span></text:span></text:p>
      <text:p text:style-name="Standard"><text:span text:style-name="Default_20_Paragraph_20_Font"><text:span text:style-name="T1"><text:s text:c="4"/>- Fragepronomen <text:s text:c="2"/>(welcher, manche, solche)</text:span></text:span></text:p>
      <text:p text:style-name="Standard"><text:span text:style-name="Default_20_Paragraph_20_Font"><text:span text:style-name="T1"><text:s text:c="4"/>Zahlwörter <text:s text:c="7"/>(alle, beide, sämtliche)</text:span></text:span></text:p>
      <text:p text:style-name="Standard"><text:span text:style-name="Default_20_Paragraph_20_Font"><text:span text:style-name="T1">(i) GEN is can be replaced by DAT using "von": </text:span></text:span></text:p>
      <text:p text:style-name="Standard"><text:span text:style-name="Default_20_Paragraph_20_Font"><text:span text:style-name="T1"><text:s text:c="4"/>der Hund meines Bruders -&gt; der Hund von meinem Bruder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N - D E K L I N A T I O 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M mit Endungen:</text:span></text:span></text:p>
      <text:p text:style-name="Standard"><text:span text:style-name="Default_20_Paragraph_20_Font"><text:span text:style-name="T1"><text:s text:c="4"/>-e <text:s text:c="4"/>der Junge <text:s text:c="8"/>-ist <text:s text:c="3"/>der Polizist <text:s text:c="7"/>-at <text:s text:c="3"/>der Soldat</text:span></text:span></text:p>
      <text:p text:style-name="Standard"><text:span text:style-name="Default_20_Paragraph_20_Font"><text:span text:style-name="T1"><text:s text:c="4"/>-graf <text:s/>der Fotograf <text:s text:c="5"/>-agoge <text:s/>der Pädagoge <text:s text:c="7"/>-ot <text:s text:c="3"/>der Pilot</text:span></text:span></text:p>
      <text:p text:style-name="Standard"><text:span text:style-name="Default_20_Paragraph_20_Font"><text:span text:style-name="T1"><text:s text:c="4"/>-it <text:s text:c="3"/>der Bandit <text:s text:c="7"/>-ant <text:s text:c="3"/>der Praktikant <text:s text:c="5"/>-ent <text:s text:c="2"/>der Student</text:span></text:span></text:p>
      <text:p text:style-name="Standard"><text:span text:style-name="Default_20_Paragraph_20_Font"><text:span text:style-name="T1"><text:s text:c="4"/>-soph <text:s/>der Philosoph <text:s text:c="4"/>-and <text:s text:c="3"/>der Doktorand <text:s text:c="6"/>-loge <text:s/>der Psycholog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------------------------------------------------------------------------------------------------------------</text:span></text:span></text:p>
      <text:p text:style-name="Standard"><text:span text:style-name="Default_20_Paragraph_20_Font"><text:span text:style-name="T1"><text:s text:c="11"/>examples <text:s text:c="13"/>| <text:s text:c="7"/>3 exceptions <text:s/>+s <text:s text:c="23"/>| <text:s text:c="2"/>unique exception: N</text:span></text:span></text:p>
      <text:p text:style-name="Standard"><text:span text:style-name="Default_20_Paragraph_20_Font"><text:span text:style-name="T1">------------------------------------------------------------------------------------------------------------</text:span></text:span></text:p>
      <text:p text:style-name="Standard"><text:span text:style-name="Default_20_Paragraph_20_Font"><text:span text:style-name="T1">NOM <text:s text:c="3"/>der Herr <text:s text:c="2"/>der Mensch <text:s text:c="4"/>| <text:s text:c="2"/>der Name <text:s text:c="3"/>der Gedanke <text:s text:c="3"/>der Buchstabe <text:s text:c="4"/>| <text:s text:c="2"/>das Herz <text:s text:c="3"/>die Herzen</text:span></text:span></text:p>
      <text:p text:style-name="Standard"><text:span text:style-name="Default_20_Paragraph_20_Font"><text:span text:style-name="T1">AKK <text:s text:c="3"/>den Herrn <text:s/>den Menschen <text:s text:c="2"/>| <text:s text:c="2"/>den Namen <text:s text:c="2"/>den Gedanken <text:s text:c="2"/>den Buchstaben <text:s text:c="3"/>| <text:s text:c="2"/>das Herz <text:s text:c="3"/>die Herzen</text:span></text:span></text:p>
      <text:p text:style-name="Standard"><text:span text:style-name="Default_20_Paragraph_20_Font"><text:span text:style-name="T1">DAT <text:s text:c="3"/>dem Herrn <text:s/>dem Menschen <text:s text:c="2"/>| <text:s text:c="2"/>dem Namen <text:s text:c="2"/>dem Gedanken <text:s text:c="2"/>dem Buchstaben <text:s text:c="3"/>| <text:s text:c="2"/>dem Herzen <text:s/>den Herzen</text:span></text:span></text:p>
      <text:p text:style-name="Standard"><text:span text:style-name="Default_20_Paragraph_20_Font"><text:span text:style-name="T1">GEN <text:s text:c="3"/>des Herrn <text:s/>des Menschen <text:s text:c="2"/>| <text:s text:c="2"/>des Namens <text:s/>des Gedankens <text:s/>des Buchstabens <text:s text:c="2"/>| <text:s text:c="2"/>des Herzens der Herzen</text:span></text:span></text:p>
      <text:p text:style-name="Standard"><text:span text:style-name="Default_20_Paragraph_20_Font"><text:span text:style-name="T1">------------------------------------------------------------------------------------------------------------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_) words to learn (delete later maybe)</text:span></text:span></text:p>
      <text:p text:style-name="Standard"><text:span text:style-name="Default_20_Paragraph_20_Font"><text:span text:style-name="T1">Nationalitäten auf "-e":</text:span></text:span></text:p>
      <text:p text:style-name="Standard"><text:span text:style-name="Default_20_Paragraph_20_Font"><text:span text:style-name="T1"><text:s text:c="4"/>der Afghane, der Baske, der Brite, der Bulgare, der Chinese, der Däne, der Franzose, der Grieche, der Ire,</text:span></text:span></text:p>
      <text:p text:style-name="Standard"><text:span text:style-name="Default_20_Paragraph_20_Font"><text:span text:style-name="T1"><text:s text:c="4"/>der Jugoslawe, der Kroate, der Kurde, der Mongole, der Pole, der Russe, der Schotte, der Türke, der Ungar</text:span></text:span></text:p>
      <text:p text:style-name="Standard"><text:span text:style-name="Default_20_Paragraph_20_Font"><text:span text:style-name="T1">Personen:</text:span></text:span></text:p>
      <text:p text:style-name="Standard"><text:span text:style-name="Default_20_Paragraph_20_Font"><text:span text:style-name="T1"><text:tab/>der Architekt, der Bauer, [der Bote], [der Bube], [der Bursche], [der Chaot], der Depp, [der Erbe], [der Experte],</text:span></text:span></text:p>
      <text:p text:style-name="Standard"><text:span text:style-name="Default_20_Paragraph_20_Font"><text:span text:style-name="T1"><text:tab/>[der Favorit], der Fürst, [der Gatte], [der Heide], der Held, der Herr, [der Insasse], [der Junge], ]der Junggeselle],</text:span></text:span></text:p>
      <text:p text:style-name="Standard"><text:span text:style-name="Default_20_Paragraph_20_Font"><text:span text:style-name="T1"><text:tab/>der Kamerad, der Knabe, der Kollege, der Kommilitone, der Komplize, der Kunde, der Laie, der Mensch,</text:span></text:span></text:p>
      <text:p text:style-name="Standard"><text:span text:style-name="Default_20_Paragraph_20_Font"><text:span text:style-name="T1"><text:tab/>der Nachbar, der Narr, [der Neffe], der Prinz, der Rebell, [der Riese], [der Sklave], [der Zeuge]</text:span></text:span></text:p>
      <text:p text:style-name="Standard"><text:span text:style-name="Default_20_Paragraph_20_Font"><text:span text:style-name="T1">Tiere:</text:span></text:span></text:p>
      <text:p text:style-name="Standard"><text:span text:style-name="Default_20_Paragraph_20_Font"><text:span text:style-name="T1"><text:s text:c="4"/>der Affe, der Bär, der Bulle, der Coyote, der Drache, der Elefant, der Falke, der Fink, der Hase,</text:span></text:span></text:p>
      <text:p text:style-name="Standard"><text:span text:style-name="Default_20_Paragraph_20_Font"><text:span text:style-name="T1"><text:s text:c="4"/>der Löve, der Ochse, der Rabe, der Schimpans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oft-page-break/><text:span text:style-name="Default_20_Paragraph_20_Font"><text:span text:style-name="T1">N E G A T I O 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12"/>INDEFINITPRONOMEN <text:s text:c="21"/>Negation</text:span></text:span></text:p>
      <text:p text:style-name="Standard"><text:span text:style-name="Default_20_Paragraph_20_Font"><text:span text:style-name="T1">-----------------------------------------------------------------------------------------------</text:span></text:span></text:p>
      <text:p text:style-name="Standard"><text:span text:style-name="Default_20_Paragraph_20_Font"><text:span text:style-name="T1">Person | man, jemand, einer, irgendwer <text:s text:c="7"/>| niemand, keiner</text:span></text:span></text:p>
      <text:p text:style-name="Standard"><text:span text:style-name="Default_20_Paragraph_20_Font"><text:span text:style-name="T1">Ort <text:s text:c="3"/>| irgendwo, irgendwoher, irgendwohin <text:s text:c="2"/>| nirgendwo, nirgendwoher, nirgendwohin, nirgends</text:span></text:span></text:p>
      <text:p text:style-name="Standard"><text:span text:style-name="Default_20_Paragraph_20_Font"><text:span text:style-name="T1">Zeit <text:s text:c="2"/>| irgendwann <text:s text:c="26"/>| nie, niemals</text:span></text:span></text:p>
      <text:p text:style-name="Standard"><text:span text:style-name="Default_20_Paragraph_20_Font"><text:span text:style-name="T1">Dinge <text:s/>| irgend(et)was, etwas, eins <text:s text:c="10"/>| nichts, keins</text:span></text:span></text:p>
      <text:p text:style-name="Standard"><text:span text:style-name="Default_20_Paragraph_20_Font"><text:span text:style-name="T1">-----------------------------------------------------------------------------------------------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etwas <text:s text:c="11"/>-&gt; nichts <text:s text:c="21"/>schon (ein)mal -&gt; noch nie</text:span></text:span></text:p>
      <text:p text:style-name="Standard"><text:span text:style-name="Default_20_Paragraph_20_Font"><text:span text:style-name="T1">jemand/alle <text:s text:c="5"/>-&gt; niemand <text:s text:c="20"/>immer <text:s text:c="9"/>-&gt; nie/niemals</text:span></text:span></text:p>
      <text:p text:style-name="Standard"><text:span text:style-name="Default_20_Paragraph_20_Font"><text:span text:style-name="T1">irgendwo/überall -&gt; nirgendwo/nirgends <text:s text:c="9"/>(immer) noch <text:s text:c="2"/>-&gt; nicht mehr / nie mehr</text:span></text:span></text:p>
      <text:p text:style-name="Standard"><text:span text:style-name="Default_20_Paragraph_20_Font"><text:span text:style-name="T1">schon/bereits <text:s text:c="3"/>-&gt; noch nicht</text:span></text:span></text:p>
      <text:p text:style-name="Standard"><text:span text:style-name="Default_20_Paragraph_20_Font"><text:span text:style-name="T1"><text:s text:c="52"/></text:span></text:span></text:p>
      <text:p text:style-name="Standard"><text:span text:style-name="Default_20_Paragraph_20_Font"><text:span text:style-name="T1">Nicht- <text:s text:c="17"/>| Nomen <text:s text:c="20"/>| <text:s/>der Nichtschwimmer</text:span></text:span></text:p>
      <text:p text:style-name="Standard"><text:span text:style-name="Default_20_Paragraph_20_Font"><text:span text:style-name="T1">-los -frei -leer <text:s text:c="7"/>| <text:s text:c="7"/>Adjektive <text:s text:c="9"/>| <text:s/>arbeitlos, alkoholfrei, inhaltsleer</text:span></text:span></text:p>
      <text:p text:style-name="Standard"><text:span text:style-name="Default_20_Paragraph_20_Font"><text:span text:style-name="T1">un- in- il- ir- a- non- | Nomen, Adjektive <text:s text:c="9"/>| <text:s/>das Unverständnis, die Intoleranz, illegal, irreal, atypisch, der Nonsens</text:span></text:span></text:p>
      <text:p text:style-name="Standard"><text:span text:style-name="Default_20_Paragraph_20_Font"><text:span text:style-name="T1">des- dis- miss- <text:s text:c="8"/>| Nomen, Adjektive, Verben <text:s/>| <text:s/>das Desinteresse, disqualifiziert, missversteh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P A S S I V</text:span></text:span></text:p>
      <text:p text:style-name="Standard"><text:span text:style-name="Default_20_Paragraph_20_Font"><text:span text:style-name="T1">Das Auto wird repariert. <text:s text:c="15"/>Präsens</text:span></text:span></text:p>
      <text:p text:style-name="Standard"><text:span text:style-name="Default_20_Paragraph_20_Font"><text:span text:style-name="T1">Das Auto wurde repariert. <text:s text:c="14"/>Präteritum</text:span></text:span></text:p>
      <text:p text:style-name="Standard"><text:span text:style-name="Default_20_Paragraph_20_Font"><text:span text:style-name="T1">Das Auto ist repariert worden. <text:s text:c="9"/>* Perfekt <text:s text:c="2"/>(ist möglich, aber unnötig)</text:span></text:span></text:p>
      <text:p text:style-name="Standard"><text:span text:style-name="Default_20_Paragraph_20_Font"><text:span text:style-name="T1">Das Auto war repariert worden. <text:s text:c="9"/>Plusquamperfekt</text:span></text:span></text:p>
      <text:p text:style-name="Standard"><text:span text:style-name="Default_20_Paragraph_20_Font"><text:span text:style-name="T1">Das Auto wird repariert werden. <text:s text:c="8"/>Futur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Das Auto muss repariert werden. <text:s text:c="8"/>Präsens</text:span></text:span></text:p>
      <text:p text:style-name="Standard"><text:span text:style-name="Default_20_Paragraph_20_Font"><text:span text:style-name="T1">Das Auto musste repariert werden. <text:s text:c="6"/>Präteritum</text:span></text:span></text:p>
      <text:p text:style-name="Standard"><text:span text:style-name="Default_20_Paragraph_20_Font"><text:span text:style-name="T1">Das Auto wird repariert werden müssen. <text:s/>Futur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P A S S I V S A T Z F O R M E N</text:span></text:span></text:p>
      <text:p text:style-name="Standard"><text:span text:style-name="Default_20_Paragraph_20_Font"><text:span text:style-name="T1">Aktiv: Heinrich macht für Gretchen eine Pizza.</text:span></text:span></text:p>
      <text:p text:style-name="Standard"><text:span text:style-name="Default_20_Paragraph_20_Font"><text:span text:style-name="T1">Passiv: Die Pizza wird bei 175*C im Rohr gebacken.</text:span></text:span></text:p>
      <text:p text:style-name="Standard"><text:span text:style-name="Default_20_Paragraph_20_Font"><text:span text:style-name="T1">Es gibt Passivsätze ohne Agens. Es ist wichtig, welche Person das macht bzw. man kennt die Person nicht.</text:span></text:span></text:p>
      <text:p text:style-name="Standard"><text:span text:style-name="Default_20_Paragraph_20_Font"><text:span text:style-name="T1">Es gibt Passivsätze mit Agens. Die Person wird mit "von"+DAT oder "durch"+AKK angegeben. Trotzdem bleibt die Aktion am wichtigsten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K O N J U N K T I V <text:s text:c="2"/>I <text:s text:c="5"/>(indirekte Rede; TODO -- fortfahren)</text:span></text:span></text:p>
      <text:p text:style-name="Standard"><text:span text:style-name="Default_20_Paragraph_20_Font"><text:span text:style-name="T1">(_) used primarily for indirect speech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Konjunktiv I <text:s text:c="11"/>Hans sagt, er sei 30 Jahre alt.</text:span></text:span></text:p>
      <text:p text:style-name="Standard"><text:span text:style-name="Default_20_Paragraph_20_Font"><text:span text:style-name="T1">Konjunktiv I + dass <text:s text:c="4"/>Hans sagt, dass er Durst habe.</text:span></text:span></text:p>
      <text:p text:style-name="Standard"><text:span text:style-name="Default_20_Paragraph_20_Font"><text:span text:style-name="T1">Indikativ + dass <text:s text:c="7"/>Hans sagt, dass er Durst hat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_) Most often used words:</text:span></text:span></text:p>
      <text:p text:style-name="Standard"><text:span text:style-name="Default_20_Paragraph_20_Font"><text:span text:style-name="T1"><text:s text:c="4"/>erzählen, fragen, hören, lesen, sagen, vermuten, versprech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K O N J U N K T I V <text:s text:c="2"/>I I</text:span></text:span></text:p>
      <text:p text:style-name="Standard"><text:span text:style-name="Default_20_Paragraph_20_Font"><text:span text:style-name="T1">(https://www.deutschplus.net/pages/Konjunktiv_II) alles</text:span></text:span></text:p>
      <text:p text:style-name="Standard"><text:span text:style-name="Default_20_Paragraph_20_Font"><text:span text:style-name="T1">(_) using the link above, reuse following examples:</text:span></text:span></text:p>
      <text:p text:style-name="Standard"><text:span text:style-name="Default_20_Paragraph_20_Font"><text:span text:style-name="T1"><text:s text:c="4"/>is used to express:</text:span></text:span></text:p>
      <text:p text:style-name="Standard"><text:span text:style-name="Default_20_Paragraph_20_Font"><text:span text:style-name="T1"><text:s text:c="4"/>- desire, dreams, fantasies, imaginary situations</text:span></text:span></text:p>
      <text:p text:style-name="Standard"><text:span text:style-name="Default_20_Paragraph_20_Font"><text:span text:style-name="T1"><text:s text:c="8"/>Wenn ich doch mehr Geld hätte! Wenn ich bloß meinen Stift debei hätte! Wenn es doch nur nicht regen würde!</text:span></text:span></text:p>
      <text:p text:style-name="Standard"><text:span text:style-name="Default_20_Paragraph_20_Font"><text:span text:style-name="T1"><text:s text:c="8"/>(doch, bloß, nur, doch bloß, doch nur)</text:span></text:span></text:p>
      <text:p text:style-name="Standard"><text:span text:style-name="Default_20_Paragraph_20_Font"><text:span text:style-name="T1"><text:s text:c="4"/>- polite form for asking for something</text:span></text:span></text:p>
      <text:p text:style-name="Standard"><text:span text:style-name="Default_20_Paragraph_20_Font"><text:span text:style-name="T1"><text:s text:c="8"/>Ich hätte gern eine Cola.</text:span></text:span></text:p>
      <text:p text:style-name="Standard"><text:span text:style-name="Default_20_Paragraph_20_Font"><text:span text:style-name="T1"><text:s text:c="4"/>- indirect speech for when use of Konjunktiv I is ambiguous</text:span></text:span></text:p>
      <text:p text:style-name="Standard"><text:span text:style-name="Default_20_Paragraph_20_Font"><text:span text:style-name="T1"><text:s text:c="8"/>Er meint er würde gut singen</text:span></text:span></text:p>
      <text:p text:style-name="Standard"><text:span text:style-name="Default_20_Paragraph_20_Font"><text:span text:style-name="T1"><text:s text:c="4"/>- recommendations or suggestions</text:span></text:span></text:p>
      <text:p text:style-name="Standard"><text:span text:style-name="Default_20_Paragraph_20_Font"><text:span text:style-name="T1"><text:s text:c="8"/>Wenn ich an deiner Stelle wäre, würde ich ein gutes Buch kaufen</text:span></text:span></text:p>
      <text:p text:style-name="Standard"><text:span text:style-name="Default_20_Paragraph_20_Font"><text:span text:style-name="T1"><text:s text:c="4"/>- when a situation is described that just barely did not take place ("fast" or "beinahe", both mean "almost")</text:span></text:span></text:p>
      <text:p text:style-name="Standard"><text:span text:style-name="Default_20_Paragraph_20_Font"><text:span text:style-name="T1"><text:s text:c="8"/>die Frau wäre fast vom Pferd gefallen</text:span></text:span></text:p>
      <text:p text:style-name="Standard"><text:span text:style-name="Default_20_Paragraph_20_Font"><text:span text:style-name="T1"><text:s text:c="8"/>die Frau wäre beinahe vom Pferd gefallen </text:span></text:span></text:p>
      <text:p text:style-name="Standard"><text:soft-page-break/><text:span text:style-name="Default_20_Paragraph_20_Font"><text:span text:style-name="T1">Vergangenheit <text:s text:c="13"/>Gegenwart <text:s text:c="22"/>Zukunft </text:span></text:span></text:p>
      <text:p text:style-name="Standard"><text:span text:style-name="Default_20_Paragraph_20_Font"><text:span text:style-name="T1">------------------------------------------------------------------------------</text:span></text:span></text:p>
      <text:p text:style-name="Standard"><text:span text:style-name="Default_20_Paragraph_20_Font"><text:span text:style-name="T1"><text:s text:c="3"/>Präteritum <text:s text:c="2"/>| <text:s text:c="31"/>|</text:span></text:span></text:p>
      <text:p text:style-name="Standard"><text:span text:style-name="Default_20_Paragraph_20_Font"><text:span text:style-name="T1"><text:s text:c="4"/>Perfekt <text:s text:c="4"/>| <text:s text:c="10"/>Präsens <text:s text:c="13"/>| <text:s text:c="3"/>Futur I, Futur II</text:span></text:span></text:p>
      <text:p text:style-name="Standard"><text:span text:style-name="Default_20_Paragraph_20_Font"><text:span text:style-name="T1">Plusquamperfekt | <text:s text:c="31"/>|</text:span></text:span></text:p>
      <text:p text:style-name="Standard"><text:span text:style-name="Default_20_Paragraph_20_Font"><text:span text:style-name="T1">------------------------------------------------------------------------------</text:span></text:span></text:p>
      <text:p text:style-name="Standard"><text:span text:style-name="Default_20_Paragraph_20_Font"><text:span text:style-name="T1">Plusquamperfekt | <text:s text:c="8"/>Präteritum[*] <text:s text:c="9"/>| <text:s/>würden + Infinitiv Präsens</text:span></text:span></text:p>
      <text:p text:style-name="Standard"><text:span text:style-name="Default_20_Paragraph_20_Font"><text:span text:style-name="T1"><text:s text:c="16"/>| würden + Infinitiv Präsens[**] | <text:s/>würden + Infinitiv Perfekt</text:span></text:span></text:p>
      <text:p text:style-name="Standard"><text:span text:style-name="Default_20_Paragraph_20_Font"><text:span text:style-name="T1">------------------------------------------------------------------------------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[*] - auxiliary, modal, irregular verbs</text:span></text:span></text:p>
      <text:p text:style-name="Standard"><text:span text:style-name="Default_20_Paragraph_20_Font"><text:span text:style-name="T1">[**] - regular verbs ('cause "Konjunktiv II" for regular verbs is the same as the "Präteritum")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sein <text:s/>| haben <text:s text:c="2"/>| werden <text:s/>| dürfen <text:s text:c="2"/>| können <text:s text:c="2"/>| mögen <text:s text:c="3"/>| müssen <text:s text:c="2"/>| sollen <text:s text:c="2"/>| wollen</text:span></text:span></text:p>
      <text:p text:style-name="Standard"><text:span text:style-name="Default_20_Paragraph_20_Font"><text:span text:style-name="T1">--------------------------|---------------------------------------------------------------- <text:s text:c="6"/></text:span></text:span></text:p>
      <text:p text:style-name="Standard"><text:span text:style-name="Default_20_Paragraph_20_Font"><text:span text:style-name="T1">wäre <text:s/>| hätte <text:s text:c="2"/>| würde <text:s text:c="2"/>| dürfte <text:s text:c="2"/>| könnte <text:s text:c="2"/>| möchte <text:s text:c="2"/>| müsste <text:s text:c="2"/>| sollte <text:s text:c="2"/>| wollte</text:span></text:span></text:p>
      <text:p text:style-name="Standard"><text:span text:style-name="Default_20_Paragraph_20_Font"><text:span text:style-name="T1">wärst | hättest | würdest | dürftest | könntest | möchtest | müsstest | solltest | wolltest <text:s/>(+ wärest)</text:span></text:span></text:p>
      <text:p text:style-name="Standard"><text:span text:style-name="Default_20_Paragraph_20_Font"><text:span text:style-name="T1">wäre <text:s/>| hätte <text:s text:c="2"/>| würde <text:s text:c="2"/>| dürfte <text:s text:c="2"/>| könnte <text:s text:c="2"/>| möchte <text:s text:c="2"/>| müsste <text:s text:c="2"/>| sollte <text:s text:c="2"/>| wollte <text:s text:c="3"/>TODO - highlight this row</text:span></text:span></text:p>
      <text:p text:style-name="Standard"><text:span text:style-name="Default_20_Paragraph_20_Font"><text:span text:style-name="T1">wären | hätten <text:s/>| würden <text:s/>| dürften <text:s/>| könnten <text:s/>| möchten <text:s/>| müssten <text:s/>| sollten <text:s/>| wollten</text:span></text:span></text:p>
      <text:p text:style-name="Standard"><text:span text:style-name="Default_20_Paragraph_20_Font"><text:span text:style-name="T1">wärt <text:s/>| hättet <text:s/>| würdet <text:s/>| dürftet <text:s/>| könntet <text:s/>| möchtet <text:s/>| müsstet <text:s/>| solltet <text:s/>| wolltet <text:s text:c="2"/>(+ waret)</text:span></text:span></text:p>
      <text:p text:style-name="Standard"><text:span text:style-name="Default_20_Paragraph_20_Font"><text:span text:style-name="T1">wären | hätten <text:s/>| würden <text:s/>| dürften <text:s/>| könnten <text:s/>| möchten <text:s/>| müssten <text:s/>| sollten <text:s/>| wollt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i) gleiche Bildung</text:span></text:span></text:p>
      <text:p text:style-name="Standard"><text:span text:style-name="Default_20_Paragraph_20_Font"><text:span text:style-name="T1">brauchen | bringen | denken | finden | geben | gehen | kommen | tun <text:s/>| wissen</text:span></text:span></text:p>
      <text:p text:style-name="Standard"><text:span text:style-name="Default_20_Paragraph_20_Font"><text:span text:style-name="T1">-----------------------------------------------------------------------------</text:span></text:span></text:p>
      <text:p text:style-name="Standard"><text:span text:style-name="Default_20_Paragraph_20_Font"><text:span text:style-name="T1">bräuchte | brächte | dächte | fände <text:s/>| gäbe <text:s/>| ginge | käme <text:s text:c="2"/>| täte | wüsst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W O R T B I L D U N G <text:s text:c="2"/>V O N <text:s text:c="2"/>S U B S T A N T I V E 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M Endnungen: <text:s/>-el, -en, -er, -ig, -ch, -ling</text:span></text:span></text:p>
      <text:p text:style-name="Standard"><text:span text:style-name="Default_20_Paragraph_20_Font"><text:span text:style-name="T1">F Endnungen: <text:s/>-age, -e, -ei, -heit, -keit, -schaft, -ie, -ik, -in, -ion, -tät, -ung, -ur</text:span></text:span></text:p>
      <text:p text:style-name="Standard"><text:span text:style-name="Default_20_Paragraph_20_Font"><text:span text:style-name="T1">N Endnungen: <text:s/>-tum, -ment, -ium, -um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TODO</text:span></text:span></text:p>
      <text:p text:style-name="Standard"><text:span text:style-name="Default_20_Paragraph_20_Font"><text:span text:style-name="T1">https://www.lernhelfer.de/schuelerlexikon/deutsch/artikel/wortbildung-von-substantiv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TODO reform the following into something more compact + cover more cases (see M, F and N endings above)</text:span></text:span></text:p>
      <text:p text:style-name="Standard"><text:span text:style-name="Default_20_Paragraph_20_Font"><text:span text:style-name="T1">(_) seems to be a part of "Wortbildung von Substantiven" <text:s text:c="11"/></text:span></text:span></text:p>
      <text:p text:style-name="Standard"><text:span text:style-name="Default_20_Paragraph_20_Font"><text:span text:style-name="T1">-ung <text:s/>(F, -en)</text:span></text:span></text:p>
      <text:p text:style-name="Standard"><text:span text:style-name="Default_20_Paragraph_20_Font"><text:span text:style-name="T1"><text:s text:c="4"/>wohnen <text:s text:c="3"/>-&gt; <text:s/>die Wohnung, <text:s text:c="2"/>die Wohnungen</text:span></text:span></text:p>
      <text:p text:style-name="Standard"><text:span text:style-name="Default_20_Paragraph_20_Font"><text:span text:style-name="T1">-heit, -keit (F, -en)</text:span></text:span></text:p>
      <text:p text:style-name="Standard"><text:span text:style-name="Default_20_Paragraph_20_Font"><text:span text:style-name="T1"><text:s text:c="4"/>krank <text:s text:c="4"/>-&gt; <text:s/>die Krankheit, <text:s text:c="4"/>die Krankheiten</text:span></text:span></text:p>
      <text:p text:style-name="Standard"><text:span text:style-name="Default_20_Paragraph_20_Font"><text:span text:style-name="T1"><text:s text:c="4"/>möglich <text:s text:c="2"/>-&gt; <text:s/>die Möglichkeit, <text:s text:c="2"/>die Möglichkeiten</text:span></text:span></text:p>
      <text:p text:style-name="Standard"><text:span text:style-name="Default_20_Paragraph_20_Font"><text:span text:style-name="T1">-chen, -lein (N, keine Endung im Plural, + "Umlaut")</text:span></text:span></text:p>
      <text:p text:style-name="Standard"><text:span text:style-name="Default_20_Paragraph_20_Font"><text:span text:style-name="T1"><text:s text:c="4"/>der Tisch -&gt; <text:s/>das Tischlein, die Tischlein</text:span></text:span></text:p>
      <text:p text:style-name="Standard"><text:span text:style-name="Default_20_Paragraph_20_Font"><text:span text:style-name="T1"><text:s text:c="4"/>das Brot <text:s/>-&gt; <text:s/>das Brötchen, <text:s/>die Brötch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i) It's also possible to overcute words. Better not to do this. Just be able to recognize ones.</text:span></text:span></text:p>
      <text:p text:style-name="Standard"><text:span text:style-name="Default_20_Paragraph_20_Font"><text:span text:style-name="T1"><text:s text:c="4"/>Hallo - Hallöchen, <text:s/>Alles klar - Klärche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oft-page-break/><text:span text:style-name="Default_20_Paragraph_20_Font"><text:span text:style-name="T1">P R Ä P O S I T I O N E N <text:s text:c="9"/></text:span></text:span></text:p>
      <text:p text:style-name="Standard"><text:span text:style-name="Default_20_Paragraph_20_Font"><text:span text:style-name="T1">NOM| als</text:span></text:span></text:p>
      <text:p text:style-name="Standard"><text:span text:style-name="Default_20_Paragraph_20_Font"><text:span text:style-name="T1">AKK| betreffend* bis durch entlang* für gegen ohne um wider</text:span></text:span></text:p>
      <text:p text:style-name="Standard"><text:span text:style-name="Default_20_Paragraph_20_Font"><text:span text:style-name="T1">DAT| ab aus außer bei entgegen* entsprechend* (mit)samt <text:s/>gegenüber* gemäß* laut mit nach* nahe seit von zu</text:span></text:span></text:p>
      <text:p text:style-name="Standard"><text:span text:style-name="Default_20_Paragraph_20_Font"><text:span text:style-name="T1">AKK+DAT| an auf hinter in neben über unter vor zwischen <text:s/>(motion / location)</text:span></text:span></text:p>
      <text:p text:style-name="Standard"><text:span text:style-name="Default_20_Paragraph_20_Font"><text:span text:style-name="T1">GEN| (an)statt abzüglich angesichts außerhalb bar bezüglich binnen dank einschließlich infolge inmitten innerhalb mangels mittels oberhalb trotz unbeschadet ungeachtet unterhalb unweit während wegen zufolge zugunsten</text:span></text:span></text:p>
      <text:p text:style-name="Standard"><text:span text:style-name="Default_20_Paragraph_20_Font"><text:span text:style-name="T1">* - can also be used after the noun as postpositions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_) temporary seсtion to memorize-associate <text:s text:c="19"/></text:span></text:span></text:p>
      <text:p text:style-name="Standard"><text:span text:style-name="Default_20_Paragraph_20_Font"><text:span text:style-name="T1">NOM| als (than) </text:span></text:span></text:p>
      <text:p text:style-name="Standard"><text:span text:style-name="Default_20_Paragraph_20_Font"><text:span text:style-name="T1">AKK| bis (until) , durch (through) , für (for) , um (around) , gegen (against) , ohne (without) , entlang (along) </text:span></text:span></text:p>
      <text:p text:style-name="Standard"><text:span text:style-name="Default_20_Paragraph_20_Font"><text:span text:style-name="T1">DAT| ab (from) , außer (other than) , aus (out) , bei (by) , gegenüber (opposite) , mit (with) , nach (after) , seit (since) , von (from) , zu (to) </text:span></text:span></text:p>
      <text:p text:style-name="Standard"><text:span text:style-name="Default_20_Paragraph_20_Font"><text:span text:style-name="T1">DAT+AKK| an (on) , auf (on) , in (in) , über (over) , unter (under) , vor (in front of) , hinter (behind) , zwischen (between) , neben (next to) </text:span></text:span></text:p>
      <text:p text:style-name="Standard"><text:span text:style-name="Default_20_Paragraph_20_Font"><text:span text:style-name="T1">GEN| wegen (due to) , während (while/during) , infolge (as a result) , statt (instead) , trotz (despite) 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P R Ä P O S I T I O N E N <text:s text:c="2"/>M I T <text:s text:c="2"/>L O K A L E R <text:s text:c="2"/>B E D E U T U N G</text:span></text:span></text:p>
      <text:p text:style-name="Standard"><text:span text:style-name="Default_20_Paragraph_20_Font"><text:span text:style-name="T1"><text:s text:c="20"/>Woher? <text:s text:c="5"/>Wo? <text:s text:c="8"/>Wohin?</text:span></text:span></text:p>
      <text:p text:style-name="Standard"><text:span text:style-name="Default_20_Paragraph_20_Font"><text:span text:style-name="T1">--------------------------------------------------------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Land (artikel) <text:s text:c="5"/>aus +D <text:s text:c="5"/>in +D <text:s text:c="6"/>in +A</text:span></text:span></text:p>
      <text:p text:style-name="Standard"><text:span text:style-name="Default_20_Paragraph_20_Font"><text:span text:style-name="T1">Landschaft/Gebirge <text:s/>aus +D <text:s text:c="5"/>in +D <text:s text:c="6"/>in +A</text:span></text:span></text:p>
      <text:p text:style-name="Standard"><text:span text:style-name="Default_20_Paragraph_20_Font"><text:span text:style-name="T1">Gebäude <text:s text:c="12"/>aus +D <text:s text:c="5"/>in +D <text:s text:c="6"/>in +A</text:span></text:span></text:p>
      <text:p text:style-name="Standard"><text:span text:style-name="Default_20_Paragraph_20_Font"><text:span text:style-name="T1">Straße <text:s text:c="13"/>aus +D <text:s text:c="5"/>in +D <text:s text:c="6"/>in +A</text:span></text:span></text:p>
      <text:p text:style-name="Standard"><text:span text:style-name="Default_20_Paragraph_20_Font"><text:span text:style-name="T1">Position im Raum <text:s text:c="3"/>aus +D <text:s text:c="5"/>in +D <text:s text:c="6"/>in +A <text:s text:c="6"/>(_) das Regal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Bank/Post <text:s text:c="10"/>aus +D <text:s text:c="5"/>auf +D <text:s text:c="5"/>auf +A <text:s text:c="5"/>(_)"Wohin?" Sie gehen auf die Bank.</text:span></text:span></text:p>
      <text:p text:style-name="Standard"><text:span text:style-name="Default_20_Paragraph_20_Font"><text:span text:style-name="T1">Insel (gruppe) <text:s text:c="5"/>von +D <text:s text:c="5"/>auf +D <text:s text:c="5"/>auf +A</text:span></text:span></text:p>
      <text:p text:style-name="Standard"><text:span text:style-name="Default_20_Paragraph_20_Font"><text:span text:style-name="T1">Berg <text:s text:c="15"/>von +D <text:s text:c="5"/>auf +D <text:s text:c="5"/>auf +A</text:span></text:span></text:p>
      <text:p text:style-name="Standard"><text:span text:style-name="Default_20_Paragraph_20_Font"><text:span text:style-name="T1">Position im Raum <text:s text:c="3"/>von +D <text:s text:c="5"/>auf +D <text:s text:c="5"/>auf +A <text:s text:c="5"/>(_) der Stuhl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Meer/Fluss/See <text:s text:c="5"/>von +D <text:s text:c="5"/>an +D <text:s text:c="6"/>an +A</text:span></text:span></text:p>
      <text:p text:style-name="Standard"><text:span text:style-name="Default_20_Paragraph_20_Font"><text:span text:style-name="T1">Strand <text:s text:c="13"/>von +D <text:s text:c="5"/>an +D <text:s text:c="6"/>an +A</text:span></text:span></text:p>
      <text:p text:style-name="Standard"><text:span text:style-name="Default_20_Paragraph_20_Font"><text:span text:style-name="T1">Position im Raum <text:s text:c="3"/>von +D <text:s text:c="5"/>an +D <text:s text:c="6"/>an +A <text:s text:c="6"/>(_) die Wand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--------------------------------------------------------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Continent <text:s text:c="10"/>aus +D <text:s text:c="5"/>in +D <text:s text:c="6"/>nach +D</text:span></text:span></text:p>
      <text:p text:style-name="Standard"><text:span text:style-name="Default_20_Paragraph_20_Font"><text:span text:style-name="T1">Land <text:s text:c="15"/>aus +D <text:s text:c="5"/>in +D <text:s text:c="6"/>nach +D</text:span></text:span></text:p>
      <text:p text:style-name="Standard"><text:span text:style-name="Default_20_Paragraph_20_Font"><text:span text:style-name="T1">Stadt <text:s text:c="14"/>aus +D <text:s text:c="5"/>in +D <text:s text:c="6"/>nach +D</text:span></text:span></text:p>
      <text:p text:style-name="Standard"><text:span text:style-name="Default_20_Paragraph_20_Font"><text:span text:style-name="T1">Zu Hause <text:s text:c="11"/>von +D <text:s text:c="5"/>zu +D <text:s text:c="6"/>nach +D</text:span></text:span></text:p>
      <text:p text:style-name="Standard"><text:span text:style-name="Default_20_Paragraph_20_Font"><text:span text:style-name="T1">Richtung <text:s text:c="11"/>von +D <text:s text:c="5"/>-- <text:s text:c="9"/>nach +D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Geschäft/Raum <text:s text:c="6"/>aus +D <text:s text:c="5"/>in +D <text:s text:c="6"/>zu +D</text:span></text:span></text:p>
      <text:p text:style-name="Standard"><text:span text:style-name="Default_20_Paragraph_20_Font"><text:span text:style-name="T1">Bank/Post <text:s text:c="10"/>aus +D <text:s text:c="5"/>in +D <text:s text:c="6"/>zu +D <text:s text:c="6"/>(_)"Wohin?" Sie gehen zur Bank. <text:s/></text:span></text:span></text:p>
      <text:p text:style-name="Standard"><text:span text:style-name="Default_20_Paragraph_20_Font"><text:span text:style-name="T1">Arbeitsplatz <text:s text:c="7"/>von +D <text:s text:c="5"/>bei +D <text:s text:c="5"/>zu +D</text:span></text:span></text:p>
      <text:p text:style-name="Standard"><text:span text:style-name="Default_20_Paragraph_20_Font"><text:span text:style-name="T1">Person <text:s text:c="13"/>von +D <text:s text:c="5"/>bei +D <text:s text:c="5"/>zu +D</text:span></text:span></text:p>
      <text:p text:style-name="Standard"><text:span text:style-name="Default_20_Paragraph_20_Font"><text:span text:style-name="T1">Platz(in der Stadt) von +D <text:s text:c="5"/>an +D <text:s text:c="6"/>zu +D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Stadt <text:s text:c="14"/>aus +D <text:s text:c="3"/>bei+D/an+D <text:s text:c="3"/>nach +D <text:s text:c="4"/>(_)"Wo?" Hanau liegt bei Frankfurt am Main.</text:span></text:span></text:p>
      <text:p text:style-name="Standard"><text:span text:style-name="Default_20_Paragraph_20_Font"><text:span text:style-name="T1">--------------------------------------------------------</text:span></text:span></text:p>
      <text:p text:style-name="Standard"><text:span text:style-name="Default_20_Paragraph_20_Font"><text:span text:style-name="T1">TODO - makes sense to highlight only "+A" since there's only a few of them</text:span></text:span></text:p>
      <text:p text:style-name="Standard"><text:span text:style-name="Default_20_Paragraph_20_Font"><text:span text:style-name="T1">info: sorted by last two columns patterns (AKK incl.), then by just last column (DAT only)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oft-page-break/><text:span text:style-name="Default_20_Paragraph_20_Font"><text:span text:style-name="T1">V E R G L E I C H S S Ä T Z 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als, wie</text:span></text:span></text:p>
      <text:p text:style-name="Standard"><text:span text:style-name="Default_20_Paragraph_20_Font"><text:span text:style-name="T1">Gleichheit: TODO -- 50% (to highlight relevant lines)</text:span></text:span></text:p>
      <text:p text:style-name="Standard"><text:span text:style-name="Default_20_Paragraph_20_Font"><text:span text:style-name="T1"><text:s text:c="4"/>gleich + POSITIV + wie <text:s text:c="17"/>Peter ist gleich ungelenk wie Tomas.</text:span></text:span></text:p>
      <text:p text:style-name="Standard"><text:span text:style-name="Default_20_Paragraph_20_Font"><text:span text:style-name="T1"><text:s text:c="8"/>so + POSITIV + wie <text:s text:c="17"/>Peter ist so dünn wie Tomas.</text:span></text:span></text:p>
      <text:p text:style-name="Standard"><text:span text:style-name="Default_20_Paragraph_20_Font"><text:span text:style-name="T1"><text:s text:c="4"/>so viel <text:s/>+ NON-COUNT NOUN + wie <text:s text:c="8"/>Ich habe so viel Geld wie du.</text:span></text:span></text:p>
      <text:p text:style-name="Standard"><text:span text:style-name="Default_20_Paragraph_20_Font"><text:span text:style-name="T1"><text:s text:c="4"/>so viele + <text:s text:c="4"/>COUNT NOUN + wie <text:s text:c="8"/>Ich habe so viele Autos wie du.</text:span></text:span></text:p>
      <text:p text:style-name="Standard"><text:span text:style-name="Default_20_Paragraph_20_Font"><text:span text:style-name="T1">Gleichheit (negativ, weniger):</text:span></text:span></text:p>
      <text:p text:style-name="Standard"><text:span text:style-name="Default_20_Paragraph_20_Font"><text:span text:style-name="T1"><text:s text:c="4"/>nicht so + POSITIV + wie <text:s text:c="15"/>Du bist nicht so intelligent wie ich!</text:span></text:span></text:p>
      <text:p text:style-name="Standard"><text:span text:style-name="Default_20_Paragraph_20_Font"><text:span text:style-name="T1">Ungleichheit:</text:span></text:span></text:p>
      <text:p text:style-name="Standard"><text:span text:style-name="Default_20_Paragraph_20_Font"><text:span text:style-name="T1"><text:s text:c="4"/>KOMPARATIV + als <text:s text:c="23"/>Er ist stärker als ich. <text:s text:c="43"/></text:span></text:span></text:p>
      <text:p text:style-name="Standard"><text:span text:style-name="Default_20_Paragraph_20_Font"><text:span text:style-name="T1">Ungleichheit (negativ, weniger):</text:span></text:span></text:p>
      <text:p text:style-name="Standard"><text:span text:style-name="Default_20_Paragraph_20_Font"><text:span text:style-name="T1"><text:s text:c="4"/>weniger + POSITIV + als <text:s text:c="16"/>Er ist weniger intelligent als ich.</text:span></text:span></text:p>
      <text:p text:style-name="Standard"><text:span text:style-name="Default_20_Paragraph_20_Font"><text:span text:style-name="T1">Superlative degree:</text:span></text:span></text:p>
      <text:p text:style-name="Standard"><text:span text:style-name="Default_20_Paragraph_20_Font"><text:span text:style-name="T1"><text:s text:c="4"/>am + POSITIV + "-sten" <text:s text:c="17"/>Welches Auto ist am billigsten?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z.B: <text:s text:c="3"/>regular</text:span></text:span></text:p>
      <text:p text:style-name="Standard"><text:span text:style-name="Default_20_Paragraph_20_Font"><text:span text:style-name="T1"><text:s text:c="12"/>langsam <text:s text:c="7"/>langsamer <text:s text:c="7"/>am langsamsten</text:span></text:span></text:p>
      <text:p text:style-name="Standard"><text:span text:style-name="Default_20_Paragraph_20_Font"><text:span text:style-name="T1"><text:s text:c="12"/>schön <text:s text:c="9"/>schöner <text:s text:c="9"/>am schönsten</text:span></text:span></text:p>
      <text:p text:style-name="Standard"><text:span text:style-name="Default_20_Paragraph_20_Font"><text:span text:style-name="T1"><text:s text:c="12"/>billig <text:s text:c="8"/>billiger <text:s text:c="8"/>am billigsten</text:span></text:span></text:p>
      <text:p text:style-name="Standard"><text:span text:style-name="Default_20_Paragraph_20_Font"><text:span text:style-name="T1"><text:s text:c="12"/>langweilig <text:s text:c="4"/>langweiliger <text:s text:c="4"/>am langweiligsten</text:span></text:span></text:p>
      <text:p text:style-name="Standard"><text:span text:style-name="Default_20_Paragraph_20_Font"><text:span text:style-name="T1"><text:s text:c="8"/>vowel change</text:span></text:span></text:p>
      <text:p text:style-name="Standard"><text:span text:style-name="Default_20_Paragraph_20_Font"><text:span text:style-name="T1"><text:s text:c="12"/>lang <text:s text:c="4"/>länger <text:s text:c="4"/>am längsten <text:s text:c="2"/>(a -&gt; ä)</text:span></text:span></text:p>
      <text:p text:style-name="Standard"><text:span text:style-name="Default_20_Paragraph_20_Font"><text:span text:style-name="T1"><text:s text:c="12"/>groß <text:s text:c="4"/>größer <text:s text:c="4"/>am größten <text:s text:c="3"/>(o -&gt; ö)</text:span></text:span></text:p>
      <text:p text:style-name="Standard"><text:span text:style-name="Default_20_Paragraph_20_Font"><text:span text:style-name="T1"><text:s text:c="12"/>jung <text:s text:c="4"/>jünger <text:s text:c="4"/>am jüngsten <text:s text:c="2"/>(u -&gt; ü)</text:span></text:span></text:p>
      <text:p text:style-name="Standard"><text:span text:style-name="Default_20_Paragraph_20_Font"><text:span text:style-name="T1"><text:s text:c="8"/>irregular</text:span></text:span></text:p>
      <text:p text:style-name="Standard"><text:span text:style-name="Default_20_Paragraph_20_Font"><text:span text:style-name="T1"><text:s text:c="12"/>(-d -t -s -ss -ß -sch -x -z <text:s/>have <text:s/>"-esten", rather than "-sten")</text:span></text:span></text:p>
      <text:p text:style-name="Standard"><text:span text:style-name="Default_20_Paragraph_20_Font"><text:span text:style-name="T1"><text:s text:c="12"/>nett <text:s text:c="4"/>netter <text:s text:c="4"/>am nettesten </text:span></text:span></text:p>
      <text:p text:style-name="Standard"><text:span text:style-name="Default_20_Paragraph_20_Font"><text:span text:style-name="T1"><text:s text:c="12"/>rund <text:s text:c="4"/>runder <text:s text:c="4"/>am rundesten</text:span></text:span></text:p>
      <text:p text:style-name="Standard"><text:span text:style-name="Default_20_Paragraph_20_Font"><text:span text:style-name="T1"><text:s text:c="12"/>heiß <text:s text:c="4"/>heißer <text:s text:c="4"/>am heißesten</text:span></text:span></text:p>
      <text:p text:style-name="Standard"><text:span text:style-name="Default_20_Paragraph_20_Font"><text:span text:style-name="T1"><text:s text:c="12"/>(-el and -er <text:s/>have special comparative form)</text:span></text:span></text:p>
      <text:p text:style-name="Standard"><text:span text:style-name="Default_20_Paragraph_20_Font"><text:span text:style-name="T1"><text:s text:c="12"/>dunkel <text:s text:c="2"/>dunkler <text:s text:c="3"/>am dunkelsten</text:span></text:span></text:p>
      <text:p text:style-name="Standard"><text:span text:style-name="Default_20_Paragraph_20_Font"><text:span text:style-name="T1"><text:s text:c="12"/>teuer <text:s text:c="3"/>teurer <text:s text:c="4"/>am teuersten</text:span></text:span></text:p>
      <text:p text:style-name="Standard"><text:span text:style-name="Default_20_Paragraph_20_Font"><text:span text:style-name="T1"><text:s text:c="12"/>(irregular comparative)</text:span></text:span></text:p>
      <text:p text:style-name="Standard"><text:span text:style-name="Default_20_Paragraph_20_Font"><text:span text:style-name="T1"><text:s text:c="12"/>nah <text:s text:c="5"/>näher <text:s text:c="5"/>am nächsten</text:span></text:span></text:p>
      <text:p text:style-name="Standard"><text:span text:style-name="Default_20_Paragraph_20_Font"><text:span text:style-name="T1"><text:s text:c="12"/>hoch <text:s text:c="4"/>höher <text:s text:c="5"/>am höchsten</text:span></text:span></text:p>
      <text:p text:style-name="Standard"><text:span text:style-name="Default_20_Paragraph_20_Font"><text:span text:style-name="T1"><text:s text:c="12"/>(irregular comparative)</text:span></text:span></text:p>
      <text:p text:style-name="Standard"><text:span text:style-name="Default_20_Paragraph_20_Font"><text:span text:style-name="T1"><text:s text:c="12"/>gut <text:s text:c="5"/>besser <text:s text:c="4"/>am besten</text:span></text:span></text:p>
      <text:p text:style-name="Standard"><text:span text:style-name="Default_20_Paragraph_20_Font"><text:span text:style-name="T1"><text:s text:c="12"/>viel <text:s text:c="4"/>mehr <text:s text:c="6"/>am meisten</text:span></text:span></text:p>
      <text:p text:style-name="Standard"><text:span text:style-name="Default_20_Paragraph_20_Font"><text:span text:style-name="T1"><text:s text:c="12"/>gern <text:s text:c="4"/>lieber <text:s text:c="4"/>am liebsten</text:span></text:span></text:p>
      <text:p text:style-name="Standard"><text:span text:style-name="Default_20_Paragraph_20_Font"><text:span text:style-name="T1"><text:s text:c="12"/>bald <text:s text:c="4"/>eher <text:s text:c="6"/>am ehesten</text:span></text:span></text:p>
      <text:p text:style-name="Standard"><text:span text:style-name="Default_20_Paragraph_20_Font"><text:span text:style-name="T1"><text:s text:c="8"/>(i) Always use "-er" and "-st" forms. But for comparing two adjectives "eher" can be used:</text:span></text:span></text:p>
      <text:p text:style-name="Standard"><text:span text:style-name="Default_20_Paragraph_20_Font"><text:span text:style-name="T1"><text:s text:c="12"/>z.B. <text:s text:c="2"/>Es ist eher langweilig als schwierig. ("It’s more boring than difficult")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K O N N E K T O R E N 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Konjunktionen: HS+HS oder NS+NS.</text:span></text:span></text:p>
      <text:p text:style-name="Standard"><text:span text:style-name="Default_20_Paragraph_20_Font"><text:span text:style-name="T1">aber <text:s text:c="11"/>"but" <text:s text:c="15"/>Das Angebot ist super, aber wir haben keine Zeit.</text:span></text:span></text:p>
      <text:p text:style-name="Standard"><text:span text:style-name="Default_20_Paragraph_20_Font"><text:span text:style-name="T1">beziehungsweise "respectively" <text:s text:c="6"/>Es gibt "A" und "B". Es kostet 7 Euro bzw. 10 Euro.</text:span></text:span></text:p>
      <text:p text:style-name="Standard"><text:span text:style-name="Default_20_Paragraph_20_Font"><text:span text:style-name="T1">denn <text:s text:c="11"/>"because, then" <text:s text:c="5"/>Ich weinte, denn ich hatte kein Geld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oder <text:s text:c="11"/>"or" <text:s text:c="16"/>Ich weiß nicht, ob ich lachen oder weinen soll.</text:span></text:span></text:p>
      <text:p text:style-name="Standard"><text:span text:style-name="Default_20_Paragraph_20_Font"><text:span text:style-name="T1">sondern <text:s text:c="8"/>"but, but rather" <text:s text:c="3"/>Das Haus ist nicht alt, sondern neu.</text:span></text:span></text:p>
      <text:p text:style-name="Standard"><text:span text:style-name="Default_20_Paragraph_20_Font"><text:span text:style-name="T1">und <text:s text:c="12"/>"and" <text:s text:c="15"/>Meine Freunde und ich wollen ins Kino gehen.6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Subjunktionen: HS+NS und vice versa.</text:span></text:span></text:p>
      <text:p text:style-name="Standard"><text:span text:style-name="Default_20_Paragraph_20_Font"><text:span text:style-name="T1">ob <text:s text:c="5"/>"whether, if" <text:s text:c="16"/>Er hat gefragt, ob du ins Kino gehen möchtest.</text:span></text:span></text:p>
      <text:p text:style-name="Standard"><text:span text:style-name="Default_20_Paragraph_20_Font"><text:span text:style-name="T1">dass <text:s text:c="3"/>"that" <text:s text:c="23"/>Ich denke, dass die deutsche Sprache kompliziert ist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weil/da <text:s text:c="2"/>"because" <text:s text:c="18"/>Sie arbeitet heute nicht, weil sie krank ist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obwohl <text:s/>"although" <text:s text:c="19"/>Ich mag Kinder, obwohl ich keine habe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wenn/falls <text:s text:c="3"/>"if" <text:s text:c="19"/>Wenn ich singe, fühle ich mich viel besser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damit [um...zu] <text:s text:c="2"/>"so that" <text:s text:c="10"/>Ich spare, damit meine Familie ein Auto kaufen kann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soviel <text:s/>"as far as" <text:s text:c="18"/>Soviel ich weiß, ist sie in Berlin geboren.</text:span></text:span></text:p>
      <text:p text:style-name="Standard"><text:soft-page-break/><text:span text:style-name="Default_20_Paragraph_20_Font"><text:span text:style-name="T1"/></text:span></text:p>
      <text:p text:style-name="Standard"><text:span text:style-name="Default_20_Paragraph_20_Font"><text:span text:style-name="T1">wo wie wer wohin wann warum ... <text:s text:c="6"/>Ich weiß nicht, wer er ist, wo er wohnt, wohin er liegt,</text:span></text:span></text:p>
      <text:p text:style-name="Standard"><text:span text:style-name="Default_20_Paragraph_20_Font"><text:span text:style-name="T1"><text:s text:c="40"/>wann er wieder kommt, warum er mich angerufen hat..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als <text:s text:c="6"/>"when" <text:s text:c="21"/>Als ich Kind warr, wohnte ich in München.</text:span></text:span></text:p>
      <text:p text:style-name="Standard"><text:span text:style-name="Default_20_Paragraph_20_Font"><text:span text:style-name="T1">bis <text:s text:c="6"/>"until" <text:s text:c="20"/>Warte, bis du gesund bist.</text:span></text:span></text:p>
      <text:p text:style-name="Standard"><text:span text:style-name="Default_20_Paragraph_20_Font"><text:span text:style-name="T1">bevor <text:s text:c="4"/>"before" <text:s text:c="19"/>Woran denkst du, bevor du einschläfst?</text:span></text:span></text:p>
      <text:p text:style-name="Standard"><text:span text:style-name="Default_20_Paragraph_20_Font"><text:span text:style-name="T1">nachdem <text:s text:c="2"/>"after" <text:s text:c="20"/>Nachdem wir aufgestanden waren, haben wir gepackt.</text:span></text:span></text:p>
      <text:p text:style-name="Standard"><text:span text:style-name="Default_20_Paragraph_20_Font"><text:span text:style-name="T1">sowie <text:s text:c="4"/>"as soon as" <text:s text:c="15"/>Ich schicke dir das Dokumnt, sowie ees fertig ist.</text:span></text:span></text:p>
      <text:p text:style-name="Standard"><text:span text:style-name="Default_20_Paragraph_20_Font"><text:span text:style-name="T1">seit[dem] "since" <text:s text:c="20"/>Ich habe kein Heizung, seit[dem] ich in Spanien wohne.</text:span></text:span></text:p>
      <text:p text:style-name="Standard"><text:span text:style-name="Default_20_Paragraph_20_Font"><text:span text:style-name="T1">sobald <text:s text:c="3"/>"as soon as" <text:s text:c="15"/>Ich informiere dich, sobald ich kann.</text:span></text:span></text:p>
      <text:p text:style-name="Standard"><text:span text:style-name="Default_20_Paragraph_20_Font"><text:span text:style-name="T1">sofern <text:s text:c="3"/>"provided that/as long as" <text:s/>Wir versuchen zu helfen, sofern es möglich ist.</text:span></text:span></text:p>
      <text:p text:style-name="Standard"><text:span text:style-name="Default_20_Paragraph_20_Font"><text:span text:style-name="T1">soweit <text:s text:c="3"/>"insofar as" <text:s text:c="15"/>Soweit ich mich erinnern kann, war er Pilot.</text:span></text:span></text:p>
      <text:p text:style-name="Standard"><text:span text:style-name="Default_20_Paragraph_20_Font"><text:span text:style-name="T1">während <text:s text:c="2"/>"while" <text:s text:c="20"/>Während ich studierte, lernte ich auch Deutsch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DESHALB und TROTZDEM:</text:span></text:span></text:p>
      <text:p text:style-name="Standard"><text:span text:style-name="Default_20_Paragraph_20_Font"><text:span text:style-name="T1">deshalb <text:s text:c="3"/>"for that reason" <text:s text:c="9"/>Die Kaffemaschine ist kaputt, deshalb trinken wir keinen Kaffee.</text:span></text:span></text:p>
      <text:p text:style-name="Standard"><text:span text:style-name="Default_20_Paragraph_20_Font"><text:span text:style-name="T1"><text:s text:c="38"/>Die Kaffemaschine ist kaputt. Deshalb trinken wir keinen Kaffee.</text:span></text:span></text:p>
      <text:p text:style-name="Standard"><text:span text:style-name="Default_20_Paragraph_20_Font"><text:span text:style-name="T1">trotzdem <text:s text:c="2"/>"despite/in spite of" <text:s text:c="5"/>Ich mag lieber Wein, trotzdem trinke ich ein Bier.</text:span></text:span></text:p>
      <text:p text:style-name="Standard"><text:span text:style-name="Default_20_Paragraph_20_Font"><text:span text:style-name="T1"><text:s text:c="38"/>Ich mag lieber Wein. Trotzdem trinke ich ein Bier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Z W E I T E I L I G E</text:span></text:span></text:p>
      <text:p text:style-name="Standard"><text:span text:style-name="Default_20_Paragraph_20_Font"><text:span text:style-name="T1">Jetzt habe ich [nicht nur] nette Kollegen, [sondern auch] abwechslungsreichere Aufgaben. <text:s text:c="19"/>[HS + NS]</text:span></text:span></text:p>
      <text:p text:style-name="Standard"><text:span text:style-name="Default_20_Paragraph_20_Font"><text:span text:style-name="T1">Ich muss mich [sowohl] um das Design [als auch] um die Produktion kümmern. <text:s text:c="33"/>[HS + NS]</text:span></text:span></text:p>
      <text:p text:style-name="Standard"><text:span text:style-name="Default_20_Paragraph_20_Font"><text:span text:style-name="T1">Ich habe [weder] über Stellenanzeigen in der Zeitung [noch] über Internetportale eine neue Stelle gefunden. [HS + HS]</text:span></text:span></text:p>
      <text:p text:style-name="Standard"><text:span text:style-name="Default_20_Paragraph_20_Font"><text:span text:style-name="T1">[Je] mehr Absagen ich bekam, [desto/umso] frustierter wurde ich. <text:s text:c="43"/>[NS + HS]</text:span></text:span></text:p>
      <text:p text:style-name="Standard"><text:span text:style-name="Default_20_Paragraph_20_Font"><text:span text:style-name="T1">[Entweder] kämpft man sich durch diese Praktikumszeit [oder] man findet wahrscheinlich nie eine Stelle. </text:span></text:span></text:p>
      <text:p text:style-name="Standard"><text:span text:style-name="Default_20_Paragraph_20_Font"><text:span text:style-name="T1">Bei dem Praktikum verdiene ich [zwar] nichts, [aber] ich sammle wichtige Berufserfahrung.</text:span></text:span></text:p>
      <text:p text:style-name="Standard"><text:span text:style-name="Default_20_Paragraph_20_Font"><text:span text:style-name="T1">[Einerseits] hat mir der Job gut gefallen, [andererseits] brauche ich immer neue Herausforderungen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Z U + <text:s text:c="2"/>u n d <text:s text:c="2"/>A L T E R N A T I V E N <text:s/>(TODO -- verschiedene Farbe) </text:span></text:span></text:p>
      <text:p text:style-name="Standard"><text:span text:style-name="Default_20_Paragraph_20_Font"><text:span text:style-name="T1"><text:s text:c="4"/>Absicht, Ziel, Zweck (final)</text:span></text:span></text:p>
      <text:p text:style-name="Standard"><text:span text:style-name="Default_20_Paragraph_20_Font"><text:span text:style-name="T1">- Ich rufe an, [um] das Teamevent [zu] buchen.</text:span></text:span></text:p>
      <text:p text:style-name="Standard"><text:span text:style-name="Default_20_Paragraph_20_Font"><text:span text:style-name="T1">- Ich rufe an, [damit] die Firma ein Angebot erstellt.</text:span></text:span></text:p>
      <text:p text:style-name="Standard"><text:span text:style-name="Default_20_Paragraph_20_Font"><text:span text:style-name="T1">- Ich rufe an, [weil] ich das Teamevent buchen [möchte].</text:span></text:span></text:p>
      <text:p text:style-name="Standard"><text:span text:style-name="Default_20_Paragraph_20_Font"><text:span text:style-name="T1">- Ich rufe [zum] Buchen des Teamevent an.</text:span></text:span></text:p>
      <text:p text:style-name="Standard"><text:span text:style-name="Default_20_Paragraph_20_Font"><text:span text:style-name="T1"><text:s text:c="4"/>Einschränkung (restriktiv)</text:span></text:span></text:p>
      <text:p text:style-name="Standard"><text:span text:style-name="Default_20_Paragraph_20_Font"><text:span text:style-name="T1">- Ich habe lange gewartet, [ohne] ein Angebot [zu] bekommen.</text:span></text:span></text:p>
      <text:p text:style-name="Standard"><text:span text:style-name="Default_20_Paragraph_20_Font"><text:span text:style-name="T1">- Ich habe lange gewartet, [ohne dass] die Firma ein Angebot geschickt hat.</text:span></text:span></text:p>
      <text:p text:style-name="Standard"><text:span text:style-name="Default_20_Paragraph_20_Font"><text:span text:style-name="T1">- Ich habe lange gewartet, [aber] ich habe das Angebot [nicht] bekommen.</text:span></text:span></text:p>
      <text:p text:style-name="Standard"><text:span text:style-name="Default_20_Paragraph_20_Font"><text:span text:style-name="T1">- Ich habe lange gewartet, [trotzdem] habe ich das Angebot nicht bekommen.</text:span></text:span></text:p>
      <text:p text:style-name="Standard"><text:span text:style-name="Default_20_Paragraph_20_Font"><text:span text:style-name="T1"><text:s text:c="4"/>Alternative oder Gegensatz (alternativ oder adversativ)</text:span></text:span></text:p>
      <text:p text:style-name="Standard"><text:span text:style-name="Default_20_Paragraph_20_Font"><text:span text:style-name="T1">- [(An)statt] lange [zu] telefonieren, könntest du das Angebot fertig machen.</text:span></text:span></text:p>
      <text:p text:style-name="Standard"><text:span text:style-name="Default_20_Paragraph_20_Font"><text:span text:style-name="T1">- [(An)statt dass] wir lange telefonieren, könnten Sie mir das Angebot per Mail schicken.</text:span></text:span></text:p>
      <text:p text:style-name="Standard"><text:span text:style-name="Default_20_Paragraph_20_Font"><text:span text:style-name="T1">- Sie haben [nicht] telefoniert, [sondern] die Firma hat das Angebot per Mail geschickt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i) die Ordnung: <text:s text:c="2"/></text:span></text:span></text:p>
      <text:p text:style-name="Standard"><text:span text:style-name="Default_20_Paragraph_20_Font"><text:span text:style-name="T1">- um/ohne/(an)statt + zu + Infinitiv</text:span></text:span></text:p>
      <text:p text:style-name="Standard"><text:span text:style-name="Default_20_Paragraph_20_Font"><text:span text:style-name="T1">- damit, ohne dass, (an)statt dass</text:span></text:span></text:p>
      <text:p text:style-name="Standard"><text:span text:style-name="Default_20_Paragraph_20_Font"><text:span text:style-name="T1">- Alternative</text:span></text:span></text:p>
      <text:p text:style-name="Standard"><text:span text:style-name="Default_20_Paragraph_20_Font"><text:span text:style-name="T1">- Alternative</text:span></text:span></text:p>
      <text:p text:style-name="Standard"><text:span text:style-name="Default_20_Paragraph_20_Font"><text:span text:style-name="T1">TODO -- find better way to organize it. Maybe rows for "Absicht", cols for "um/ohne/(an)statt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yulian</meta:initial-creator>
    <meta:creation-date>2019-11-04T20:44:00Z</meta:creation-date>
    <dc:date>2020-09-23T16:36:37.086000000</dc:date>
    <meta:editing-cycles>9</meta:editing-cycles>
    <meta:editing-duration>PT16M2S</meta:editing-duration>
    <meta:document-statistic meta:table-count="0" meta:image-count="0" meta:object-count="0" meta:page-count="7" meta:paragraph-count="349" meta:word-count="3174" meta:character-count="23642" meta:non-whitespace-character-count="16160"/>
    <meta:template xlink:type="simple" xlink:actuate="onRequest" xlink:title="" xlink:href="Normal.dotm"/>
  </office:meta>
</office:document-meta>
</file>